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e212" officeooo:paragraph-rsid="000be212"/>
    </style:style>
    <style:style style:name="T1" style:family="text">
      <style:text-properties officeooo:rsid="0009d4cc"/>
    </style:style>
    <style:style style:name="T2" style:family="text">
      <style:text-properties officeooo:rsid="0009e31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mento soft skills - Hoje é dia de calçar o sapato de outras pessoa! Isso mesmo, você leu certo. Vamos conversar sobre EMPATIA!</text:p>
      <text:p text:style-name="P1"/>
      <text:p text:style-name="P1">26/11/2021:</text:p>
      <text:p text:style-name="Standard"/>
      <text:p text:style-name="Standard"><text:tab/><text:span text:style-name="T1">Eu sou o Mário Júnior, 39 anos até aqui muito bem vividos, filho da Maria Aparecida e do Mário e irmão do Marco Aurélio. Nascido em Uberlândia - MG, no dia 26 de julho. Já morei em algumas cidades deste nosso Brasil, porém, sempre volto à minha amada cidade natal.</text:span></text:p>
      <text:p text:style-name="Standard"><text:tab/><text:span text:style-name="T1">Sou formado em Administração e Pós-graduado em Gestão de Vendas e Marketing, tendo também várias outras formações em treinamento, desenvolvimento humano e coaching. Nos últimos três anos, me embrenhei no mundo das Finanças e agora, estou aqui com a realização do meu sonho na área de Tecnologia.</text:span></text:p>
      <text:p text:style-name="Standard"><text:tab/><text:span text:style-name="T1">Me descrevo bem dizendo que amo minha família, minha esposa e filha, sou aficionado por música e bastante eclético, também amo viajar, ler e praticar esportes, principalmente musculação.</text:span></text:p>
      <text:p text:style-name="Standard"><text:tab/><text:span text:style-name="T1">Finalmente, gosto de compartilhar que, felicidade pra mim é um estado de espírito e tem muito mais relação com se sentir bem, do que com o ter ou ser. </text:span><text:span text:style-name="T2">Acredito ainda que, podemos transformar vidas sendo apoio, alegria e carinho para as outras pessoa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6T14:12:56.521828404</meta:creation-date>
    <dc:date>2021-11-26T14:40:59.309318170</dc:date>
    <meta:editing-duration>PT5M52S</meta:editing-duration>
    <meta:editing-cycles>1</meta:editing-cycles>
    <meta:document-statistic meta:table-count="0" meta:image-count="0" meta:object-count="0" meta:page-count="1" meta:paragraph-count="6" meta:word-count="193" meta:character-count="1139" meta:non-whitespace-character-count="948"/>
    <meta:generator>LibreOffice/6.4.7.2$Linux_X86_64 LibreOffice_project/40$Build-2</meta:generator>
  </office:meta>
</office:document-meta>
</file>